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357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20d0f" officeooo:paragraph-rsid="005823c9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3fb4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3fb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683fb4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5a44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63eb7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9eb2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af771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9eb27" officeooo:paragraph-rsid="0035a44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5a444" officeooo:paragraph-rsid="006af77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20d0f" officeooo:paragraph-rsid="006b3e45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DejaVu Sans Condensed" fo:font-size="12pt" fo:font-weight="normal" officeooo:rsid="00558596" officeooo:paragraph-rsid="00558596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DejaVu Sans Condensed" fo:font-size="12pt" fo:font-weight="normal" officeooo:rsid="0063ac47" officeooo:paragraph-rsid="0063ac47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" fo:font-size="12pt" fo:font-weight="normal" officeooo:rsid="0063ac47" officeooo:paragraph-rsid="0063ac47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DejaVu Sans Condensed" fo:font-size="12pt" officeooo:rsid="00179cd7" officeooo:paragraph-rsid="003357ff" style:font-size-asian="12pt" style:font-size-complex="12pt"/>
    </style:style>
    <style:style style:name="P18" style:family="paragraph" style:parent-style-name="Standard" style:list-style-name="L2">
      <style:text-properties style:font-name="DejaVu Sans Condensed" fo:font-size="12pt" officeooo:rsid="001c95cf" officeooo:paragraph-rsid="003357ff" style:font-size-asian="12pt" style:font-size-complex="12pt"/>
    </style:style>
    <style:style style:name="P19" style:family="paragraph" style:parent-style-name="Standard" style:list-style-name="L2">
      <style:text-properties style:font-name="DejaVu Sans Condensed" fo:font-size="12pt" officeooo:rsid="00558596" officeooo:paragraph-rsid="00558596" style:font-size-asian="12pt" style:font-size-complex="12pt"/>
    </style:style>
    <style:style style:name="P20" style:family="paragraph" style:parent-style-name="Standard" style:list-style-name="L2">
      <style:text-properties style:font-name="DejaVu Sans Condensed" fo:font-size="12pt" officeooo:rsid="00573a9f" officeooo:paragraph-rsid="00573a9f" style:font-size-asian="12pt" style:font-size-complex="12pt"/>
    </style:style>
    <style:style style:name="P21" style:family="paragraph" style:parent-style-name="Standard" style:list-style-name="L2">
      <style:text-properties style:font-name="DejaVu Sans Condensed" fo:font-size="12pt" fo:font-weight="bold" officeooo:rsid="00558596" officeooo:paragraph-rsid="00558596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text-properties style:font-name="DejaVu Sans Condensed" fo:font-size="12pt" fo:font-weight="bold" officeooo:rsid="001c95cf" officeooo:paragraph-rsid="003357ff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text-properties style:font-name="DejaVu Sans Condensed" fo:font-size="12pt" fo:font-weight="bold" officeooo:rsid="00179cd7" officeooo:paragraph-rsid="003357ff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style:font-name="DejaVu Sans Condensed" fo:font-size="12pt" fo:font-weight="bold" officeooo:rsid="001b0956" officeooo:paragraph-rsid="003357ff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text-properties style:font-name="DejaVu Sans Condensed" officeooo:paragraph-rsid="00602fa2"/>
    </style:style>
    <style:style style:name="P26" style:family="paragraph" style:parent-style-name="Standard" style:list-style-name="L3">
      <style:text-properties style:font-name="DejaVu Sans Condensed" officeooo:paragraph-rsid="0063ac47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6af771"/>
    </style:style>
    <style:style style:name="T1" style:family="text">
      <style:text-properties officeooo:rsid="001ae3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a444" style:font-weight-asian="bold" style:font-weight-complex="bold"/>
    </style:style>
    <style:style style:name="T4" style:family="text">
      <style:text-properties fo:font-weight="bold" officeooo:rsid="006af771" style:font-weight-asian="bold" style:font-weight-complex="bold"/>
    </style:style>
    <style:style style:name="T5" style:family="text">
      <style:text-properties fo:font-weight="bold" officeooo:rsid="0069e514" style:font-weight-asian="bold" style:font-weight-complex="bold"/>
    </style:style>
    <style:style style:name="T6" style:family="text">
      <style:text-properties fo:font-weight="bold" officeooo:rsid="006b3e45" style:font-weight-asian="bold" style:font-weight-complex="bold"/>
    </style:style>
    <style:style style:name="T7" style:family="text">
      <style:text-properties officeooo:rsid="001b0956"/>
    </style:style>
    <style:style style:name="T8" style:family="text">
      <style:text-properties officeooo:rsid="0017abf4"/>
    </style:style>
    <style:style style:name="T9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9eb27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ae3a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20d0f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5a444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7aaf2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4f611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d2814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5568d7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63eb7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87ab8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18524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63ac47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66caf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69e514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6af771" style:font-size-asian="12pt" style:font-weight-asian="normal" style:font-size-complex="12pt" style:font-weight-complex="normal"/>
    </style:style>
    <style:style style:name="T25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320d0f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2ccba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7aaf2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398bc5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ae3ab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5568d7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63eb7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118524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66caf4" style:font-size-asian="12pt" style:font-weight-asian="bold" style:font-size-complex="12pt" style:font-weight-complex="bold"/>
    </style:style>
    <style:style style:name="T36" style:family="text">
      <style:text-properties fo:font-size="12pt" officeooo:rsid="00363eb7" style:font-size-asian="12pt" style:font-size-complex="12pt"/>
    </style:style>
    <style:style style:name="T37" style:family="text">
      <style:text-properties fo:font-size="12pt" officeooo:rsid="003d2814" style:font-size-asian="12pt" style:font-size-complex="12pt"/>
    </style:style>
    <style:style style:name="T38" style:family="text">
      <style:text-properties fo:font-size="12pt" officeooo:rsid="005568d7" style:font-size-asian="12pt" style:font-size-complex="12pt"/>
    </style:style>
    <style:style style:name="T39" style:family="text">
      <style:text-properties fo:font-size="12pt" officeooo:rsid="00118524" style:font-size-asian="12pt" style:font-size-complex="12pt"/>
    </style:style>
    <style:style style:name="T40" style:family="text">
      <style:text-properties fo:font-size="12pt" officeooo:rsid="005eb832" style:font-size-asian="12pt" style:font-size-complex="12pt"/>
    </style:style>
    <style:style style:name="T41" style:family="text">
      <style:text-properties fo:font-size="12pt" officeooo:rsid="005cda30" style:font-size-asian="12pt" style:font-size-complex="12pt"/>
    </style:style>
    <style:style style:name="T42" style:family="text">
      <style:text-properties fo:font-size="12pt" officeooo:rsid="00602fa2" style:font-size-asian="12pt" style:font-size-complex="12pt"/>
    </style:style>
    <style:style style:name="T43" style:family="text">
      <style:text-properties officeooo:rsid="00320d0f"/>
    </style:style>
    <style:style style:name="T44" style:family="text">
      <style:text-properties officeooo:rsid="0035a444"/>
    </style:style>
    <style:style style:name="T45" style:family="text">
      <style:text-properties officeooo:rsid="003bf9ba"/>
    </style:style>
    <style:style style:name="T46" style:family="text">
      <style:text-properties officeooo:rsid="003d2814"/>
    </style:style>
    <style:style style:name="T47" style:family="text">
      <style:text-properties officeooo:rsid="00558596"/>
    </style:style>
    <style:style style:name="T48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652fe6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5a2d93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58cc5a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3357ff" style:font-size-asian="12pt" style:font-weight-asian="bold" style:font-size-complex="12pt" style:font-weight-complex="bold"/>
    </style:style>
    <style:style style:name="T55" style:family="text">
      <style:text-properties style:font-name="DejaVu Sans Condensed" fo:font-size="12pt" fo:font-weight="bold" officeooo:rsid="003ad587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normal" officeooo:rsid="006af771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normal" officeooo:rsid="00320d0f" style:font-size-asian="12pt" style:font-weight-asian="normal" style:font-size-complex="12pt" style:font-weight-complex="normal"/>
    </style:style>
    <style:style style:name="T59" style:family="text">
      <style:text-properties officeooo:rsid="0035db3e"/>
    </style:style>
    <style:style style:name="T60" style:family="text">
      <style:text-properties officeooo:rsid="0069e514"/>
    </style:style>
    <style:style style:name="T61" style:family="text">
      <style:text-properties officeooo:rsid="006af771"/>
    </style:style>
    <style:style style:name="T62" style:family="text">
      <style:text-properties officeooo:rsid="006b3e45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69e514" style:font-style-asian="italic" style:font-style-complex="italic"/>
    </style:style>
    <style:style style:name="T65" style:family="text">
      <style:text-properties officeooo:rsid="006cc0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9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C1" office:value-type="string">
            <text:p text:style-name="P5">4xx - A2A</text:p>
          </table:table-cell>
          <table:table-cell table:style-name="Table1.C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49">202</text:span><text:span text:style-name="T48"> - </text:span><text:span text:style-name="T49">Ground</text:span><text:span text:style-name="T50"> - </text:span><text:span text:style-name="T51">Pre</text:span><text:span text:style-name="T50">f</text:span><text:span text:style-name="T52">light, </text:span><text:span text:style-name="T53">Jettison</text:span><text:span text:style-name="T52">,</text:span><text:span text:style-name="T54"> Performance </text:span><text:span text:style-name="T55">Limits</text:span></text:p>
      <text:p text:style-name="P1"/>
      <text:p text:style-name="P1"><text:span text:style-name="T43">Preflight</text:span> (hot start or auto started)</text:p>
      <text:list xml:id="list2681562320" text:style-name="L1">
        <text:list-item>
          <text:p text:style-name="P7"><text:span text:style-name="T28">Lights</text:span><text:span text:style-name="T9"> ...</text:span><text:span text:style-name="T10"> </text:span><text:span text:style-name="T25">INST PNL</text:span><text:span text:style-name="T10"> </text:span><text:span text:style-name="T13">and </text:span><text:span text:style-name="T25">CONSL </text:span><text:span text:style-name="T9">knobs </text:span><text:span text:style-name="T10">as desired </text:span><text:span text:style-name="T17">(right console)</text:span></text:p>
        </text:list-item>
        <text:list-item>
          <text:p text:style-name="P7"><text:span text:style-name="T27">BINGO</text:span><text:span text:style-name="T25"> fuel </text:span><text:span text:style-name="T31">amount</text:span><text:span text:style-name="T11"> ... As desired</text:span><text:span text:style-name="T23"> (</text:span><text:span text:style-name="T12">fuel panel above right knee</text:span><text:span text:style-name="T23">), </text:span><text:span text:style-name="T12">25</text:span><text:span text:style-name="T10">00 lbs is a good </text:span><text:span text:style-name="T23">default</text:span></text:p>
        </text:list-item>
        <text:list-item>
          <text:p text:style-name="P11"><text:span text:style-name="T2">ECM</text:span> <text:span text:style-name="T1">knob ... </text:span><text:span text:style-name="T2">RC</text:span><text:span text:style-name="T3">V</text:span><text:span text:style-name="T44"> for automatic jamming</text:span> (<text:span text:style-name="T43">if carrying a jamming pod)</text:span><text:span text:style-name="T61"> (instrument panel right side)</text:span></text:p>
        </text:list-item>
        <text:list-item>
          <text:p text:style-name="P12"><text:span text:style-name="T2">EXP</text:span> knob ... <text:span text:style-name="T2">AUT</text:span> (<text:span text:style-name="T61">for chaff/flare</text:span>)<text:span text:style-name="T61"> (instrument panel right side)</text:span></text:p>
        </text:list-item>
        <text:list-item>
          <text:p text:style-name="P12"><text:span text:style-name="T2">RWR</text:span> <text:span text:style-name="T46">knob </text:span>... <text:span text:style-name="T2">ON</text:span> and adjust volume as desired (I usually set to minimum volume that is still ON)<text:span text:style-name="T61"> <text:s/>(instrument panel right side)</text:span></text:p>
        </text:list-item>
        <text:list-item>
          <text:p text:style-name="P8"><text:span text:style-name="T18">Power up </text:span><text:span text:style-name="T33">TPOD</text:span><text:span text:style-name="T18"> </text:span><text:span text:style-name="T24">.</text:span><text:span text:style-name="T18">.. </text:span><text:span text:style-name="T19">If carrying TPOD, o</text:span><text:span text:style-name="T18">n right MFD, g</text:span><text:span text:style-name="T20">o to </text:span><text:span text:style-name="T32">Menu</text:span><text:span text:style-name="T17">,</text:span><text:span text:style-name="T20"> </text:span><text:span text:style-name="T34">TPOD</text:span><text:span text:style-name="T20"> </text:span><text:span text:style-name="T17">OSB</text:span><text:span text:style-name="T20">, </text:span><text:span text:style-name="T33">STBY</text:span><text:span text:style-name="T36"> </text:span><text:span text:style-name="T37">OSB </text:span><text:span text:style-name="T38">(to OPER)</text:span><text:span text:style-name="T39">, </text:span><text:span text:style-name="T36">w</text:span><text:span text:style-name="T20">armup takes 3 minutes for TV camera, 6 to 8 minutes to cool the FLIR (F-NOTRDY message).</text:span></text:p>
        </text:list-item>
        <text:list-item>
          <text:p text:style-name="P12"><text:span text:style-name="T2">Engine Panel (EDP) brightness knob</text:span> ... <text:span text:style-name="T4">A</text:span><text:span text:style-name="T2">s desired</text:span><text:span text:style-name="T61"> (instrument panel right side)</text:span></text:p>
        </text:list-item>
        <text:list-item>
          <text:p text:style-name="P10"><text:span text:style-name="T28">R</text:span><text:span text:style-name="T25">adar alti</text:span><text:span text:style-name="T26">tude</text:span><text:span text:style-name="T25"> </text:span><text:span text:style-name="T26">warning</text:span><text:span text:style-name="T10"> ... </text:span><text:span text:style-name="T31">A</text:span><text:span text:style-name="T25">s desired</text:span><text:span text:style-name="T10">, </text:span><text:span text:style-name="T12">default is 500 ft</text:span></text:p>
        </text:list-item>
      </text:list>
      <text:list text:style-name="L6">
        <text:list-item>
          <text:list>
            <text:list-item>
              <text:p text:style-name="P27"><text:span text:style-name="T57">T</text:span><text:span text:style-name="T58">o change, press </text:span><text:span text:style-name="T56">ALT</text:span><text:span text:style-name="T58"> button on UFC, enter new altitude on keypad, press </text:span><text:span text:style-name="T56">ENT</text:span><text:span text:style-name="T58">.</text:span></text:p>
            </text:list-item>
          </text:list>
        </text:list-item>
      </text:list>
      <text:list xml:id="list142042513008298" text:continue-list="list2681562320" text:style-name="L1">
        <text:list-item>
          <text:p text:style-name="P7"><text:span text:style-name="T25">S</text:span><text:span text:style-name="T29">et up </text:span><text:span text:style-name="T26">EHSD map</text:span><text:span text:style-name="T14"> ... On </text:span><text:span text:style-name="T32">left MFD</text:span><text:span text:style-name="T17">, go to </text:span><text:span text:style-name="T32">Menu</text:span><text:span text:style-name="T17">, </text:span><text:span text:style-name="T32">EHSD</text:span><text:span text:style-name="T17"> OSB</text:span><text:span text:style-name="T14">, </text:span><text:span text:style-name="T35">MAPM</text:span><text:span text:style-name="T22"> OSB, </text:span><text:span text:style-name="T35">COLOR</text:span><text:span text:style-name="T22"> OSB (B4 OSB) to cycle color u</text:span><text:span text:style-name="T13">ntil </text:span><text:span text:style-name="T15">page</text:span><text:span text:style-name="T13"> is readable</text:span><text:span text:style-name="T14"> in VR</text:span><text:span text:style-name="T24">, then MAPM again to return to main controls??</text:span></text:p>
        </text:list-item>
        <text:list-item>
          <text:p text:style-name="P9"><text:span text:style-name="T31">Align/Warm up weapons</text:span><text:span text:style-name="T11"> ... </text:span><text:span text:style-name="T10">On </text:span><text:span text:style-name="T25">left MFD</text:span><text:span text:style-name="T10">, go to </text:span><text:span text:style-name="T32">Menu</text:span><text:span text:style-name="T17">,</text:span><text:span text:style-name="T10"> </text:span><text:span text:style-name="T30">STRS</text:span><text:span text:style-name="T10"> page, </text:span><text:span text:style-name="T11">select weapons as needed to start alignment/warmup. <text:s/>JDAMs may need up to 8 minutes, Mavericks need 3 minutes. <text:s/></text:span><text:span text:style-name="T16">Do not select any other weapon until they are ready.</text:span></text:p>
        </text:list-item>
        <text:list-item>
          <text:p text:style-name="P13"><text:span text:style-name="T6">N</text:span><text:span text:style-name="T5">ozzle position</text:span><text:span text:style-name="T60"> </text:span><text:span text:style-name="T62">...</text:span><text:span text:style-name="T60"> </text:span><text:span text:style-name="T5">10 degrees</text:span><text:span text:style-name="T60"> (</text:span><text:span text:style-name="T2">Flaps lever</text:span> on throttle<text:span text:style-name="T60">).</text:span></text:p>
        </text:list-item>
        <text:list-item>
          <text:p text:style-name="P13"><text:span text:style-name="T60">Set laser codes for GBU/LDJAM and APKWS</text:span><text:span text:style-name="T62"> with built-in kneeboard page.</text:span></text:p>
        </text:list-item>
      </text:list>
      <text:p text:style-name="P3"/>
      <text:p text:style-name="P2">Performance limits</text:p>
      <text:list text:style-name="L2">
        <text:list-item>
          <text:p text:style-name="P25"><text:span text:style-name="T40">F</text:span><text:span text:style-name="T41">uel: 7759 lbs </text:span><text:span text:style-name="T40">internal</text:span></text:p>
          <text:list>
            <text:list-item>
              <text:p text:style-name="P25"><text:span text:style-name="T42">with 2x drop tanks (2003 lbs ea.) = 11764 lbs; with </text:span><text:span text:style-name="T40">4x </text:span><text:span text:style-name="T42">drop </text:span><text:span text:style-name="T40">tanks (2003 lbs ea.) = 15700 lbs</text:span></text:p>
            </text:list-item>
          </text:list>
        </text:list-item>
        <text:list-item>
          <text:p text:style-name="P24">Wingborne flight: 120 kts</text:p>
        </text:list-item>
        <text:list-item>
          <text:p text:style-name="P23">Flaps STOL: <text:span text:style-name="T45">max </text:span>300 kts <text:span text:style-name="T7">and </text:span><text:span text:style-name="T8">nozzle position </text:span><text:span text:style-name="T45">min </text:span><text:span text:style-name="T8">25 deg</text:span></text:p>
        </text:list-item>
        <text:list-item>
          <text:p text:style-name="P23">Landing Gear: 250 kts</text:p>
        </text:list-item>
        <text:list-item>
          <text:p text:style-name="P17">Rolling speed on ground: 180 kts</text:p>
        </text:list-item>
        <text:list-item>
          <text:p text:style-name="P17">Refueling probe extended: 300 kts</text:p>
        </text:list-item>
        <text:list-item>
          <text:p text:style-name="P17">Under 1 g: 15 seconds <text:span text:style-name="T45">max</text:span></text:p>
        </text:list-item>
        <text:list-item>
          <text:p text:style-name="P18">Engine time limits:</text:p>
          <text:list>
            <text:list-item>
              <text:p text:style-name="P21">Mode<text:tab/><text:tab/><text:tab/>RPM<text:tab/><text:tab/>JPT<text:tab/><text:tab/>Time<text:tab/><text:tab/>Notes</text:p>
            </text:list-item>
            <text:list-item>
              <text:p text:style-name="P19">Max VTOL wet<text:tab/>120.0%<text:tab/>800 °C<text:tab/>15 secs<text:tab/>"15 seconds" warning voice</text:p>
            </text:list-item>
            <text:list-item>
              <text:p text:style-name="P19">Max VTOL dry<text:tab/>113.5%<text:tab/>780 °C<text:tab/>15 secs<text:tab/>"15 seconds" warning voice</text:p>
            </text:list-item>
            <text:list-item>
              <text:p text:style-name="P19">Normal VTOL wet<text:tab/>116.0%<text:tab/>780 °C<text:tab/>1.5 mins</text:p>
            </text:list-item>
            <text:list-item>
              <text:p text:style-name="P19">Normal VTOL dry<text:tab/>111.0%<text:tab/>765 °C<text:tab/>2.5 mins</text:p>
            </text:list-item>
            <text:list-item>
              <text:p text:style-name="P21">Combat<text:tab/><text:tab/>111.0%<text:tab/>750 °C<text:tab/>10 mins<text:tab/><text:span text:style-name="T65">Toggle</text:span> with Front Thumb Button</text:p>
            </text:list-item>
            <text:list-item>
              <text:p text:style-name="P19">Max<text:tab/><text:tab/><text:tab/>109.0%<text:tab/>710 °C<text:tab/>15 mins</text:p>
            </text:list-item>
            <text:list-item>
              <text:p text:style-name="P22">Max continuous<text:tab/>102.<text:span text:style-name="T47">0</text:span>%<text:tab/><text:span text:style-name="T47">645 °C<text:tab/></text:span>unlimited</text:p>
            </text:list-item>
            <text:list-item>
              <text:p text:style-name="P20">At least one minute of Max or Max Continuous between times of Combat thrust use.</text:p>
            </text:list-item>
            <text:list-item>
              <text:p text:style-name="P14">Don't use water injection below 5 °C ambient temp or over 10000 ft.</text:p>
            </text:list-item>
          </text:list>
        </text:list-item>
        <text:list-item>
          <text:p text:style-name="P15"><text:span text:style-name="T2">Climb</text:span>: Simplified best climb is to start climbing at <text:span text:style-name="T2">300 KCAS</text:span> until interception of <text:span text:style-name="T2">Mach</text:span> number based on <text:span text:style-name="T2">Drag Index</text:span> (VREST page shows DI), then maintain that Mach to altitude.</text:p>
        </text:list-item>
      </text:list>
      <text:list text:style-name="L3">
        <text:list-header>
          <text:p text:style-name="P26"><text:span text:style-name="T2">DI</text:span><text:span text:style-name="T21"><text:tab/>0<text:tab/>10<text:tab/>20<text:tab/>30<text:tab/>40<text:tab/>50<text:tab/>60<text:tab/>70<text:tab/>80</text:span></text:p>
          <text:p text:style-name="P16"><text:span text:style-name="T2">Mach</text:span><text:tab/>0.80<text:tab/>0.77<text:tab/>0.74<text:tab/>0.71<text:tab/>0.68<text:tab/>0.65<text:tab/>0.63<text:tab/>0.60<text:tab/>0.59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20T14:20:21.250000000</dc:date>
    <meta:editing-duration>PT10H35M49S</meta:editing-duration>
    <meta:editing-cycles>81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44" meta:word-count="523" meta:character-count="2654" meta:non-whitespace-character-count="2199"/>
  </office:meta>
</office:document-meta>
</file>